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6400000035F8E595FA6.png" manifest:media-type="image/png"/>
  <manifest:file-entry manifest:full-path="Pictures/10000201000006400000035FEF36E4DB.png" manifest:media-type="image/png"/>
  <manifest:file-entry manifest:full-path="Pictures/10000201000006400000035F5B517ED0.png" manifest:media-type="image/png"/>
  <manifest:file-entry manifest:full-path="Pictures/10000201000006400000035FA8BA5B9A.png" manifest:media-type="image/png"/>
  <manifest:file-entry manifest:full-path="Pictures/10000201000006400000035FD6691839.png" manifest:media-type="image/png"/>
  <manifest:file-entry manifest:full-path="Pictures/10000201000006400000035F0EAA0210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0.499cm" svg:height="11.5cm" svg:x="0cm" svg:y="0cm">
          <draw:image xlink:href="Pictures/10000201000006400000035FEF36E4DB.png" xlink:type="simple" xlink:show="embed" xlink:actuate="onLoad">
            <text:p/>
          </draw:image>
        </draw:frame>
        <draw:frame draw:style-name="gr1" draw:text-style-name="P1" draw:layer="layout" svg:width="20.999cm" svg:height="11.325cm" svg:x="0.001cm" svg:y="14.675cm">
          <draw:image xlink:href="Pictures/10000201000006400000035F8E59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9.999cm" svg:height="11.325cm" svg:x="0.501cm" svg:y="1.5cm">
          <draw:image xlink:href="Pictures/10000201000006400000035FD6691839.png" xlink:type="simple" xlink:show="embed" xlink:actuate="onLoad">
            <text:p/>
          </draw:image>
        </draw:frame>
        <draw:frame draw:style-name="gr1" draw:text-style-name="P1" draw:layer="layout" svg:width="19.5cm" svg:height="11cm" svg:x="0.5cm" svg:y="15cm">
          <draw:image xlink:href="Pictures/10000201000006400000035FA8BA5B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0.999cm" svg:height="11.325cm" svg:x="0cm" svg:y="0.175cm">
          <draw:image xlink:href="Pictures/10000201000006400000035F5B517ED0.png" xlink:type="simple" xlink:show="embed" xlink:actuate="onLoad">
            <text:p/>
          </draw:image>
        </draw:frame>
        <draw:frame draw:style-name="gr1" draw:text-style-name="P1" draw:layer="layout" svg:width="20cm" svg:height="10.5cm" svg:x="0.5cm" svg:y="15cm">
          <draw:image xlink:href="Pictures/10000201000006400000035F0EAA02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remy </meta:initial-creator>
    <meta:creation-date>2012-10-18T09:37:25</meta:creation-date>
    <meta:editing-duration>PT00H09M10S</meta:editing-duration>
    <meta:editing-cycles>2</meta:editing-cycles>
    <meta:printed-by>jeremy </meta:printed-by>
    <meta:print-date>2012-10-18T09:44:22</meta:print-date>
    <dc:date>2012-10-18T09:46:27</dc:date>
    <dc:creator>jeremy </dc:creator>
    <meta:document-statistic meta:object-count="33"/>
    <meta:generator>OpenOffice.org/3.2$Linux OpenOffice.org_project/320m12$Build-9483</meta:generator>
  </office:meta>
</office:document-meta>
</file>